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.3222in" fo:margin-left="0.7021in" fo:margin-right="4.9007in" table:align="margins"/>
    </style:style>
    <style:style style:name="Table1.A" style:family="table-column">
      <style:table-column-properties style:column-width="0.3306in" style:rel-column-width="16383*"/>
    </style:style>
    <style:style style:name="Table1.D" style:family="table-column">
      <style:table-column-properties style:column-width="0.3306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 style:data-style-name="N0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.3222in" fo:margin-left="0.7021in" fo:margin-right="4.9007in" table:align="margins"/>
    </style:style>
    <style:style style:name="Table2.A" style:family="table-column">
      <style:table-column-properties style:column-width="0.3306in" style:rel-column-width="16383*"/>
    </style:style>
    <style:style style:name="Table2.D" style:family="table-column">
      <style:table-column-properties style:column-width="0.3306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 style:data-style-name="N0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.3222in" fo:margin-left="0.7021in" fo:margin-right="4.9007in" table:align="margins"/>
    </style:style>
    <style:style style:name="Table3.A" style:family="table-column">
      <style:table-column-properties style:column-width="0.3306in" style:rel-column-width="16383*"/>
    </style:style>
    <style:style style:name="Table3.D" style:family="table-column">
      <style:table-column-properties style:column-width="0.3306in" style:rel-column-width="163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 style:data-style-name="N0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master-page-name="">
      <style:paragraph-properties fo:margin-top="0in" fo:margin-bottom="0.2402in" fo:line-height="100%" style:page-number="auto" style:shadow="none"/>
    </style:style>
    <style:style style:name="P2" style:family="paragraph" style:parent-style-name="Standard" style:master-page-name="">
      <style:paragraph-properties fo:margin-top="0in" fo:margin-bottom="0.2402in" fo:line-height="100%" style:page-number="auto" fo:break-before="page" style:shadow="none"/>
    </style:style>
    <style:style style:name="P3" style:family="paragraph" style:parent-style-name="Standard">
      <style:paragraph-properties fo:margin-top="0in" fo:margin-bottom="0.2402in" fo:line-height="100%" style:shadow="none"/>
    </style:style>
    <style:style style:name="P4" style:family="paragraph" style:parent-style-name="Standard">
      <style:paragraph-properties fo:margin-top="0in" fo:margin-bottom="0.2402in" fo:line-height="100%" fo:break-before="page" style:shadow="non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 style:list-style-name="L4"/>
    <style:style style:name="P7" style:family="paragraph" style:parent-style-name="Standard" style:list-style-name="L5">
      <style:paragraph-properties style:line-height-at-least="1in"/>
    </style:style>
    <style:style style:name="P8" style:family="paragraph" style:parent-style-name="Standard" style:list-style-name="L1">
      <style:paragraph-properties fo:margin-top="0in" fo:margin-bottom="0.2402in" fo:line-height="100%" style:shadow="none"/>
    </style:style>
    <style:style style:name="P9" style:family="paragraph" style:parent-style-name="Standard" style:list-style-name="L2">
      <style:paragraph-properties fo:margin-top="0in" fo:margin-bottom="0.2402in" fo:line-height="100%" style:shadow="none"/>
    </style:style>
    <style:style style:name="P10" style:family="paragraph" style:parent-style-name="Standard" style:list-style-name="L3">
      <style:paragraph-properties fo:margin-top="0in" fo:margin-bottom="0.2402in" fo:line-height="100%" style:shadow="none"/>
    </style:style>
    <style:style style:name="P11" style:family="paragraph" style:parent-style-name="Standard" style:list-style-name="L4">
      <style:paragraph-properties fo:margin-top="0in" fo:margin-bottom="0.2402in" fo:line-height="100%" style:shadow="none"/>
    </style:style>
    <style:style style:name="P12" style:family="paragraph" style:parent-style-name="Standard" style:list-style-name="L4">
      <style:paragraph-properties fo:margin-top="0in" fo:margin-bottom="0.2402in" fo:line-height="200%" style:shadow="none"/>
    </style:style>
    <style:style style:name="P13" style:family="paragraph" style:parent-style-name="Standard" style:list-style-name="L5">
      <style:paragraph-properties fo:margin-top="0in" fo:margin-bottom="0.2402in" style:line-height-at-least="1in" style:shadow="none"/>
    </style:style>
    <style:style style:name="P14" style:family="paragraph" style:parent-style-name="Standard" style:list-style-name="L4" style:master-page-name="">
      <style:paragraph-properties fo:margin-top="0in" fo:margin-bottom="0.2402in" fo:line-height="200%" style:page-number="auto" style:shadow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middle" style:vertical-rel="baseline" style:horizontal-pos="from-left" style:horizontal-rel="paragraph-content" fo:background-color="#ffffff" style:background-transparency="100%" style:shadow="none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ebra II Worksheet 4.1</text:p>
      <text:list xml:id="list33409344" text:style-name="L1">
        <text:list-item>
          <text:p text:style-name="P8"><draw:frame draw:style-name="fr1" draw:name="Object1" text:anchor-type="as-char" svg:width="1.7654in" svg:height="0.4366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8"><draw:frame draw:style-name="fr1" draw:name="Object2" text:anchor-type="as-char" svg:width="0.8583in" svg:height="0.4366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8">Solve:<draw:frame draw:style-name="fr1" draw:name="Object3" text:anchor-type="as-char" svg:width="2.1102in" svg:height="0.4366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8"><draw:frame draw:style-name="fr1" draw:name="Object4" text:anchor-type="as-char" svg:width="1.5929in" svg:height="0.4366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8"><draw:frame draw:style-name="fr1" draw:name="Object5" text:anchor-type="as-char" svg:width="1.1098in" svg:height="0.4366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8"><draw:frame draw:style-name="fr1" draw:name="Object6" text:anchor-type="as-char" svg:width="0.8929in" svg:height="0.4575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2">Algebra II Worksheet 4.2</text:p>
      <text:p text:style-name="P3">CALCULATORS PERMITTED on this worksheet only. <text:s/>Use the “Equation Solver” feature to solve the systems and polynomials.</text:p>
      <text:list xml:id="list33406390" text:style-name="L2">
        <text:list-item>
          <text:p text:style-name="P9">Solve<draw:frame draw:style-name="fr2" draw:name="Object7" text:anchor-type="as-char" svg:width="1.2071in" svg:height="0.5693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9">Solve<draw:frame draw:style-name="fr1" draw:name="Object8" text:anchor-type="as-char" svg:width="0.872in" svg:height="0.3756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9">Solve<draw:frame draw:style-name="fr1" draw:name="Object9" text:anchor-type="as-char" svg:width="1.5736in" svg:height="0.2075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9">Solve<draw:frame draw:style-name="fr1" draw:name="Object10" text:anchor-type="as-char" svg:width="1.4866in" svg:height="0.2075in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9">Solve<draw:frame draw:style-name="fr1" draw:name="Object11" text:anchor-type="as-char" svg:width="1.2598in" svg:height="0.2075in" draw:z-index="10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9">Solve<draw:frame draw:style-name="fr1" draw:name="Object12" text:anchor-type="as-char" svg:width="0.6827in" svg:height="0.2075in" draw:z-index="11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9">Use the graphic solver to find the minimum and maximum of the following function to the nearest tenth<draw:frame draw:style-name="fr1" draw:name="Object13" text:anchor-type="as-char" svg:width="1.3307in" svg:height="0.2138in" draw:z-index="12"><draw:object xlink:href="./Object 13" xlink:type="simple" xlink:show="embed" xlink:actuate="onLoad"/><draw:image xlink:href="./ObjectReplacements/Object 13" xlink:type="simple" xlink:show="embed" xlink:actuate="onLoad"/></draw:frame></text:p>
        </text:list-item>
      </text:list>
      <text:p text:style-name="P2">Algebra II Worksheet 4.3</text:p>
      <text:list xml:id="list33425189" text:style-name="L3">
        <text:list-item>
          <text:p text:style-name="P10"><draw:frame draw:style-name="fr1" draw:name="Object15" text:anchor-type="as-char" svg:width="0.3862in" svg:height="0.1984in" draw:z-index="15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10">Solve<draw:frame draw:style-name="fr1" draw:name="Object14" text:anchor-type="as-char" svg:width="0.6772in" svg:height="0.2075in" draw:z-index="16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10">Solve<draw:frame draw:style-name="fr1" draw:name="Object16" text:anchor-type="as-char" svg:width="0.9839in" svg:height="0.2075in" draw:z-index="17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10">Create a polynomial with roots {0, -2, 1}</text:p>
        </text:list-item>
        <text:list-item>
          <text:p text:style-name="P10">Factor<draw:frame draw:style-name="fr1" draw:name="Object17" text:anchor-type="as-char" svg:width="0.8429in" svg:height="0.2075in" draw:z-index="18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10">Factor<draw:frame draw:style-name="fr1" draw:name="Object18" text:anchor-type="as-char" svg:width="0.5339in" svg:height="0.2075in" draw:z-index="19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10">The Rational Root Theorem requires what kind of coefficients?</text:p>
        </text:list-item>
        <text:list-item>
          <text:p text:style-name="P10">By the Rational Root Theorem, what are the possible rational roots of<draw:frame draw:style-name="fr1" draw:name="Object19" text:anchor-type="as-char" svg:width="1.4016in" svg:height="0.2075in" draw:z-index="20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10">Use the Rational Root Theorem to solve<draw:frame draw:style-name="fr1" draw:name="Object20" text:anchor-type="as-char" svg:width="1.1929in" svg:height="0.2075in" draw:z-index="21"><draw:object xlink:href="./Object 20" xlink:type="simple" xlink:show="embed" xlink:actuate="onLoad"/><draw:image xlink:href="./ObjectReplacements/Object 20" xlink:type="simple" xlink:show="embed" xlink:actuate="onLoad"/></draw:frame></text:p>
        </text:list-item>
      </text:list>
      <text:p text:style-name="P2">Algebra II Worksheet 4.4</text:p>
      <text:list xml:id="list33421430" text:style-name="L4">
        <text:list-item>
          <text:p text:style-name="P11">The Irrational Root Theorem requires what kind of coefficients?</text:p>
        </text:list-item>
        <text:list-item>
          <text:p text:style-name="P11">Given a polynomial with integer coefficients and the following roots<draw:frame draw:style-name="fr1" draw:name="Object21" text:anchor-type="as-char" svg:width="0.9555in" svg:height="0.2047in" draw:z-index="22"><draw:object xlink:href="./Object 21" xlink:type="simple" xlink:show="embed" xlink:actuate="onLoad"/><draw:image xlink:href="./ObjectReplacements/Object 21" xlink:type="simple" xlink:show="embed" xlink:actuate="onLoad"/></draw:frame>find two more roots.</text:p>
        </text:list-item>
        <text:list-item>
          <text:p text:style-name="P11">The Imaginary Root Theorem requires what kind of coefficients?</text:p>
        </text:list-item>
        <text:list-item>
          <text:p text:style-name="P11">Given a polynomial with integer coefficients and the following roots<draw:frame draw:style-name="fr1" draw:name="Object22" text:anchor-type="as-char" svg:width="0.9193in" svg:height="0.1902in" draw:z-index="23"><draw:object xlink:href="./Object 22" xlink:type="simple" xlink:show="embed" xlink:actuate="onLoad"/><draw:image xlink:href="./ObjectReplacements/Object 22" xlink:type="simple" xlink:show="embed" xlink:actuate="onLoad"/></draw:frame>find two more roots.</text:p>
        </text:list-item>
        <text:list-item>
          <text:p text:style-name="P11">(7-1) Solve: <draw:frame draw:style-name="fr1" draw:name="Object23" text:anchor-type="as-char" svg:width="0.3484in" svg:height="0.2154in" draw:z-index="24"><draw:object xlink:href="./Object 23" xlink:type="simple" xlink:show="embed" xlink:actuate="onLoad"/><draw:image xlink:href="./ObjectReplacements/Object 23" xlink:type="simple" xlink:show="embed" xlink:actuate="onLoad"/></draw:frame></text:p>
        </text:list-item>
        <text:list-item>
          <text:p text:style-name="P11">(7-1) When n is even, <draw:frame draw:style-name="fr1" draw:name="Object24" text:anchor-type="as-char" svg:width="0.4709in" svg:height="0.2272in" draw:z-index="25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11">(7-1) Simplify: <draw:frame draw:style-name="fr1" draw:name="Object25" text:anchor-type="as-char" svg:width="0.5717in" svg:height="0.2272in" draw:z-index="26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11">(7-2) Simplify: <draw:frame draw:style-name="fr1" draw:name="Object26" text:anchor-type="as-char" svg:width="1.1425in" svg:height="0.2272in" draw:z-index="27"><draw:object xlink:href="./Object 26" xlink:type="simple" xlink:show="embed" xlink:actuate="onLoad"/><draw:image xlink:href="./ObjectReplacements/Object 26" xlink:type="simple" xlink:show="embed" xlink:actuate="onLoad"/></draw:frame></text:p>
        </text:list-item>
        <text:list-item>
          <text:p text:style-name="P11">(7-2) Simplify: <draw:frame draw:style-name="fr1" draw:name="Object27" text:anchor-type="as-char" svg:width="0.5398in" svg:height="0.472in" draw:z-index="28"><draw:object xlink:href="./Object 27" xlink:type="simple" xlink:show="embed" xlink:actuate="onLoad"/><draw:image xlink:href="./ObjectReplacements/Object 27" xlink:type="simple" xlink:show="embed" xlink:actuate="onLoad"/></draw:frame></text:p>
        </text:list-item>
      </text:list>
      <text:p text:style-name="P2">Algebra II Worksheet 4.5</text:p>
      <text:list xml:id="list33463781" text:continue-list="list33421430" text:style-name="L4">
        <text:list-item text:start-value="1">
          <text:p text:style-name="P11">(7-3ex3) Simplify: <draw:frame draw:style-name="fr1" draw:name="Object28" text:anchor-type="as-char" svg:width="1.3965in" svg:height="0.1984in" draw:z-index="13"><draw:object xlink:href="./Object 28" xlink:type="simple" xlink:show="embed" xlink:actuate="onLoad"/><draw:image xlink:href="./ObjectReplacements/Object 28" xlink:type="simple" xlink:show="embed" xlink:actuate="onLoad"/></draw:frame></text:p>
        </text:list-item>
        <text:list-item>
          <text:p text:style-name="P11">(7-3ex4) Simplify: <draw:frame draw:style-name="fr1" draw:name="Object29" text:anchor-type="as-char" svg:width="1.1484in" svg:height="0.2047in" draw:z-index="14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11">(7-3ex6) Simplify: <draw:frame draw:style-name="fr1" draw:name="Object30" text:anchor-type="as-char" svg:width="0.5228in" svg:height="0.4071in" draw:z-index="29"><draw:object xlink:href="./Object 30" xlink:type="simple" xlink:show="embed" xlink:actuate="onLoad"/><draw:image xlink:href="./ObjectReplacements/Object 30" xlink:type="simple" xlink:show="embed" xlink:actuate="onLoad"/></draw:frame></text:p>
        </text:list-item>
        <text:list-item>
          <text:p text:style-name="P11">(7-4ex4) Simplify: <draw:frame draw:style-name="fr1" draw:name="Object31" text:anchor-type="as-char" svg:width="0.3957in" svg:height="0.3201in" draw:z-index="30"><draw:object xlink:href="./Object 31" xlink:type="simple" xlink:show="embed" xlink:actuate="onLoad"/><draw:image xlink:href="./ObjectReplacements/Object 31" xlink:type="simple" xlink:show="embed" xlink:actuate="onLoad"/></draw:frame></text:p>
        </text:list-item>
        <text:list-item>
          <text:p text:style-name="P11">(7-4ex5) Simplify: <draw:frame draw:style-name="fr1" draw:name="Object32" text:anchor-type="as-char" svg:width="0.6839in" svg:height="0.3264in" draw:z-index="31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11">(7-5ex1) Solve: <draw:frame draw:style-name="fr1" draw:name="Object33" text:anchor-type="as-char" svg:width="1.0335in" svg:height="0.1984in" draw:z-index="32"><draw:object xlink:href="./Object 33" xlink:type="simple" xlink:show="embed" xlink:actuate="onLoad"/><draw:image xlink:href="./ObjectReplacements/Object 33" xlink:type="simple" xlink:show="embed" xlink:actuate="onLoad"/></draw:frame></text:p>
        </text:list-item>
        <text:list-item>
          <text:p text:style-name="P11">(7-5ex2) Solve: <draw:frame draw:style-name="fr1" draw:name="Object34" text:anchor-type="as-char" svg:width="0.9925in" svg:height="0.3264in" draw:z-index="33"><draw:object xlink:href="./Object 34" xlink:type="simple" xlink:show="embed" xlink:actuate="onLoad"/><draw:image xlink:href="./ObjectReplacements/Object 34" xlink:type="simple" xlink:show="embed" xlink:actuate="onLoad"/></draw:frame></text:p>
        </text:list-item>
        <text:list-item>
          <text:p text:style-name="P11">(7-5ex4) Solve. <text:s/>Check for extraneous solutions. <draw:frame draw:style-name="fr1" draw:name="Object35" text:anchor-type="as-char" svg:width="0.9508in" svg:height="0.1984in" draw:z-index="34"><draw:object xlink:href="./Object 35" xlink:type="simple" xlink:show="embed" xlink:actuate="onLoad"/><draw:image xlink:href="./ObjectReplacements/Object 35" xlink:type="simple" xlink:show="embed" xlink:actuate="onLoad"/></draw:frame></text:p>
        </text:list-item>
        <text:list-item>
          <text:p text:style-name="P11">(7-5ex5) Solve. <text:s/>Check for extraneous solutions. <draw:frame draw:style-name="fr1" draw:name="Object36" text:anchor-type="as-char" svg:width="1.5366in" svg:height="0.3264in" draw:z-index="35"><draw:object xlink:href="./Object 36" xlink:type="simple" xlink:show="embed" xlink:actuate="onLoad"/><draw:image xlink:href="./ObjectReplacements/Object 36" xlink:type="simple" xlink:show="embed" xlink:actuate="onLoad"/></draw:frame></text:p>
        </text:list-item>
      </text:list>
      <text:p text:style-name="P2">Algebra II Worksheet 4.6</text:p>
      <text:list xml:id="list33481506" text:continue-list="list33463781" text:style-name="L4">
        <text:list-item text:start-value="1">
          <text:p text:style-name="P14">(7-6ex2) <text:s/>Let<draw:frame draw:style-name="fr1" draw:name="Object37" text:anchor-type="as-char" svg:width="0.9374in" svg:height="0.2138in" draw:z-index="36"><draw:object xlink:href="./Object 37" xlink:type="simple" xlink:show="embed" xlink:actuate="onLoad"/><draw:image xlink:href="./ObjectReplacements/Object 37" xlink:type="simple" xlink:show="embed" xlink:actuate="onLoad"/></draw:frame>and <draw:frame draw:style-name="fr1" draw:name="Object38" text:anchor-type="as-char" svg:width="0.8689in" svg:height="0.1902in" draw:z-index="37"><draw:object xlink:href="./Object 38" xlink:type="simple" xlink:show="embed" xlink:actuate="onLoad"/><draw:image xlink:href="./ObjectReplacements/Object 38" xlink:type="simple" xlink:show="embed" xlink:actuate="onLoad"/></draw:frame>. <text:s/>Find<draw:frame draw:style-name="fr1" draw:name="Object39" text:anchor-type="as-char" svg:width="0.352in" svg:height="0.1839in" draw:z-index="38"><draw:object xlink:href="./Object 39" xlink:type="simple" xlink:show="embed" xlink:actuate="onLoad"/><draw:image xlink:href="./ObjectReplacements/Object 39" xlink:type="simple" xlink:show="embed" xlink:actuate="onLoad"/></draw:frame>and<draw:frame draw:style-name="fr1" draw:name="Object40" text:anchor-type="as-char" svg:width="0.2366in" svg:height="0.3925in" draw:z-index="39"><draw:object xlink:href="./Object 40" xlink:type="simple" xlink:show="embed" xlink:actuate="onLoad"/><draw:image xlink:href="./ObjectReplacements/Object 40" xlink:type="simple" xlink:show="embed" xlink:actuate="onLoad"/></draw:frame>and their domains.</text:p>
        </text:list-item>
        <text:list-item>
          <text:p text:style-name="P12">(7-6ex3) <text:s/>Let<draw:frame draw:style-name="fr1" draw:name="Object41" text:anchor-type="as-char" svg:width="0.8898in" svg:height="0.1902in" draw:z-index="40"><draw:object xlink:href="./Object 41" xlink:type="simple" xlink:show="embed" xlink:actuate="onLoad"/><draw:image xlink:href="./ObjectReplacements/Object 41" xlink:type="simple" xlink:show="embed" xlink:actuate="onLoad"/></draw:frame>and<draw:frame draw:style-name="fr1" draw:name="Object42" text:anchor-type="as-char" svg:width="0.6992in" svg:height="0.2138in" draw:z-index="41"><draw:object xlink:href="./Object 42" xlink:type="simple" xlink:show="embed" xlink:actuate="onLoad"/><draw:image xlink:href="./ObjectReplacements/Object 42" xlink:type="simple" xlink:show="embed" xlink:actuate="onLoad"/></draw:frame>. <text:s/>Find<draw:frame draw:style-name="fr1" draw:name="Object43" text:anchor-type="as-char" svg:width="0.8638in" svg:height="0.1902in" draw:z-index="42"><draw:object xlink:href="./Object 43" xlink:type="simple" xlink:show="embed" xlink:actuate="onLoad"/><draw:image xlink:href="./ObjectReplacements/Object 43" xlink:type="simple" xlink:show="embed" xlink:actuate="onLoad"/></draw:frame>and<draw:frame draw:style-name="fr1" draw:name="Object44" text:anchor-type="as-char" svg:width="0.872in" svg:height="0.1902in" draw:z-index="43"><draw:object xlink:href="./Object 44" xlink:type="simple" xlink:show="embed" xlink:actuate="onLoad"/><draw:image xlink:href="./ObjectReplacements/Object 44" xlink:type="simple" xlink:show="embed" xlink:actuate="onLoad"/></draw:frame>.</text:p>
        </text:list-item>
        <text:list-item>
          <text:p text:style-name="P12">(7-7ex4) <text:s/>Let<draw:frame draw:style-name="fr1" draw:name="Object45" text:anchor-type="as-char" svg:width="1.0638in" svg:height="0.1902in" draw:z-index="44"><draw:object xlink:href="./Object 45" xlink:type="simple" xlink:show="embed" xlink:actuate="onLoad"/><draw:image xlink:href="./ObjectReplacements/Object 45" xlink:type="simple" xlink:show="embed" xlink:actuate="onLoad"/></draw:frame>. <text:s/>Find<draw:frame draw:style-name="fr1" draw:name="Object46" text:anchor-type="as-char" svg:width="0.3256in" svg:height="0.2075in" draw:z-index="45"><draw:object xlink:href="./Object 46" xlink:type="simple" xlink:show="embed" xlink:actuate="onLoad"/><draw:image xlink:href="./ObjectReplacements/Object 46" xlink:type="simple" xlink:show="embed" xlink:actuate="onLoad"/></draw:frame>.</text:p>
        </text:list-item>
        <text:list-item>
          <text:p text:style-name="P12">(7-7ex6) <text:s/>Given any function<draw:frame draw:style-name="fr1" draw:name="Object47" text:anchor-type="as-char" svg:width="0.1634in" svg:height="0.1839in" draw:z-index="46"><draw:object xlink:href="./Object 47" xlink:type="simple" xlink:show="embed" xlink:actuate="onLoad"/><draw:image xlink:href="./ObjectReplacements/Object 47" xlink:type="simple" xlink:show="embed" xlink:actuate="onLoad"/></draw:frame>, what is<draw:frame draw:style-name="fr1" draw:name="Object48" text:anchor-type="as-char" svg:width="0.8929in" svg:height="0.2138in" draw:z-index="47"><draw:object xlink:href="./Object 48" xlink:type="simple" xlink:show="embed" xlink:actuate="onLoad"/><draw:image xlink:href="./ObjectReplacements/Object 48" xlink:type="simple" xlink:show="embed" xlink:actuate="onLoad"/></draw:frame>? <text:s/>And<draw:frame draw:style-name="fr1" draw:name="Object49" text:anchor-type="as-char" svg:width="0.9008in" svg:height="0.2138in" draw:z-index="48"><draw:object xlink:href="./Object 49" xlink:type="simple" xlink:show="embed" xlink:actuate="onLoad"/><draw:image xlink:href="./ObjectReplacements/Object 49" xlink:type="simple" xlink:show="embed" xlink:actuate="onLoad"/></draw:frame>?</text:p>
        </text:list-item>
        <text:list-item>
          <text:p text:style-name="P12">(8-3ex2) <text:s/>Rewrite the following as an exponential equation:<draw:frame draw:style-name="fr1" draw:name="Object50" text:anchor-type="as-char" svg:width="0.6992in" svg:height="0.2083in" draw:z-index="49"><draw:object xlink:href="./Object 50" xlink:type="simple" xlink:show="embed" xlink:actuate="onLoad"/><draw:image xlink:href="./ObjectReplacements/Object 50" xlink:type="simple" xlink:show="embed" xlink:actuate="onLoad"/></draw:frame></text:p>
        </text:list-item>
        <text:list-item>
          <text:p text:style-name="P11">(8-3ex3) <text:s/>Solve: <draw:frame draw:style-name="fr1" draw:name="Object51" text:anchor-type="as-char" svg:width="0.5398in" svg:height="0.2083in" draw:z-index="50"><draw:object xlink:href="./Object 51" xlink:type="simple" xlink:show="embed" xlink:actuate="onLoad"/><draw:image xlink:href="./ObjectReplacements/Object 51" xlink:type="simple" xlink:show="embed" xlink:actuate="onLoad"/></draw:frame></text:p>
        </text:list-item>
        <text:list-item>
          <text:p text:style-name="P12">(8-3ex3.5) <text:s/>Define the common logarithm. <text:s/>How is it usually written?</text:p>
        </text:list-item>
        <text:list-item>
          <text:p text:style-name="P11">(8-4ex3) <text:s/>Expand: <draw:frame draw:style-name="fr1" draw:name="Object52" text:anchor-type="as-char" svg:width="0.5583in" svg:height="0.2083in" draw:z-index="51"><draw:object xlink:href="./Object 52" xlink:type="simple" xlink:show="embed" xlink:actuate="onLoad"/><draw:image xlink:href="./ObjectReplacements/Object 52" xlink:type="simple" xlink:show="embed" xlink:actuate="onLoad"/></draw:frame></text:p>
        </text:list-item>
        <text:list-item>
          <text:p text:style-name="P11">(8-4ex3) <text:s/>Expand: <draw:frame draw:style-name="fr1" draw:name="Object53" text:anchor-type="as-char" svg:width="0.6193in" svg:height="0.4161in" draw:z-index="52"><draw:object xlink:href="./Object 53" xlink:type="simple" xlink:show="embed" xlink:actuate="onLoad"/><draw:image xlink:href="./ObjectReplacements/Object 53" xlink:type="simple" xlink:show="embed" xlink:actuate="onLoad"/></draw:frame></text:p>
        </text:list-item>
        <text:list-item>
          <text:p text:style-name="P11">(8-4ex3) <text:s/>Expand: <draw:frame draw:style-name="fr1" draw:name="Object54" text:anchor-type="as-char" svg:width="0.6728in" svg:height="0.2319in" draw:z-index="53"><draw:object xlink:href="./Object 54" xlink:type="simple" xlink:show="embed" xlink:actuate="onLoad"/><draw:image xlink:href="./ObjectReplacements/Object 54" xlink:type="simple" xlink:show="embed" xlink:actuate="onLoad"/></draw:frame></text:p>
        </text:list-item>
      </text:list>
      <text:p text:style-name="P4">Algebra II Worksheet 4.7</text:p>
      <text:list xml:id="list33476893" text:continue-list="list33481506" text:style-name="L4">
        <text:list-item text:start-value="1">
          <text:p text:style-name="P11">(8-5ex1) <text:s/>Solve (you may use a calculator): <draw:frame draw:style-name="fr1" draw:name="Object55" text:anchor-type="as-char" svg:width="0.7472in" svg:height="0.2075in" draw:z-index="54"><draw:object xlink:href="./Object 55" xlink:type="simple" xlink:show="embed" xlink:actuate="onLoad"/><draw:image xlink:href="./ObjectReplacements/Object 55" xlink:type="simple" xlink:show="embed" xlink:actuate="onLoad"/></draw:frame></text:p>
        </text:list-item>
        <text:list-item>
          <text:p text:style-name="P11">(8-5ex5) <text:s/>Solve (you may use a calculator): <draw:frame draw:style-name="fr1" draw:name="Object56" text:anchor-type="as-char" svg:width="0.5346in" svg:height="0.2083in" draw:z-index="55"><draw:object xlink:href="./Object 56" xlink:type="simple" xlink:show="embed" xlink:actuate="onLoad"/><draw:image xlink:href="./ObjectReplacements/Object 56" xlink:type="simple" xlink:show="embed" xlink:actuate="onLoad"/></draw:frame></text:p>
        </text:list-item>
        <text:list-item>
          <text:p text:style-name="P11">(8-5ex6) <text:s/>Solve: <draw:frame draw:style-name="fr1" draw:name="Object57" text:anchor-type="as-char" svg:width="1.0783in" svg:height="0.1902in" draw:z-index="56"><draw:object xlink:href="./Object 57" xlink:type="simple" xlink:show="embed" xlink:actuate="onLoad"/><draw:image xlink:href="./ObjectReplacements/Object 57" xlink:type="simple" xlink:show="embed" xlink:actuate="onLoad"/></draw:frame></text:p>
        </text:list-item>
        <text:list-item>
          <text:p text:style-name="P11">(8-5ex6) <text:s/>Solve: <draw:frame draw:style-name="fr1" draw:name="Object58" text:anchor-type="as-char" svg:width="0.8602in" svg:height="0.1839in" draw:z-index="57"><draw:object xlink:href="./Object 58" xlink:type="simple" xlink:show="embed" xlink:actuate="onLoad"/><draw:image xlink:href="./ObjectReplacements/Object 58" xlink:type="simple" xlink:show="embed" xlink:actuate="onLoad"/></draw:frame></text:p>
        </text:list-item>
        <text:list-item>
          <text:p text:style-name="P11">(8-5ex7) <text:s/>Solve: <draw:frame draw:style-name="fr1" draw:name="Object59" text:anchor-type="as-char" svg:width="1.2134in" svg:height="0.1839in" draw:z-index="58"><draw:object xlink:href="./Object 59" xlink:type="simple" xlink:show="embed" xlink:actuate="onLoad"/><draw:image xlink:href="./ObjectReplacements/Object 59" xlink:type="simple" xlink:show="embed" xlink:actuate="onLoad"/></draw:frame></text:p>
        </text:list-item>
        <text:list-item>
          <text:p text:style-name="P11">(8-5ex7) <text:s/>Solve: <draw:frame draw:style-name="fr1" draw:name="Object60" text:anchor-type="as-char" svg:width="1.2in" svg:height="0.1839in" draw:z-index="59"><draw:object xlink:href="./Object 60" xlink:type="simple" xlink:show="embed" xlink:actuate="onLoad"/><draw:image xlink:href="./ObjectReplacements/Object 60" xlink:type="simple" xlink:show="embed" xlink:actuate="onLoad"/></draw:frame></text:p>
        </text:list-item>
        <text:list-item>
          <text:p text:style-name="P11">(8-6ex3) <text:s/>Solve (you may use a calculator): <draw:frame draw:style-name="fr1" draw:name="Object61" text:anchor-type="as-char" svg:width="1.0807in" svg:height="0.1902in" draw:z-index="60"><draw:object xlink:href="./Object 61" xlink:type="simple" xlink:show="embed" xlink:actuate="onLoad"/><draw:image xlink:href="./ObjectReplacements/Object 61" xlink:type="simple" xlink:show="embed" xlink:actuate="onLoad"/></draw:frame></text:p>
        </text:list-item>
        <text:list-item>
          <text:p text:style-name="P11">(8-6ex4) <text:s/>Solve (you may use a calculator): <draw:frame draw:style-name="fr1" draw:name="Object62" text:anchor-type="as-char" svg:width="0.6598in" svg:height="0.2075in" draw:z-index="61"><draw:object xlink:href="./Object 62" xlink:type="simple" xlink:show="embed" xlink:actuate="onLoad"/><draw:image xlink:href="./ObjectReplacements/Object 62" xlink:type="simple" xlink:show="embed" xlink:actuate="onLoad"/></draw:frame></text:p>
        </text:list-item>
        <text:list-item>
          <text:p text:style-name="P6">(9-1) <text:s/>What kind of relationship does the data in each dataset represent? <text:s/>Direct, Inverse, or None. <text:s/>Give the function for the dataset, and if it is a direct or inverse relationship, sketch the shape.<text:line-break/>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x</text:p>
          </table:table-cell>
          <table:table-cell table:style-name="Table1.B1" office:value-type="float" office:value="1">
            <text:p text:style-name="Table_20_Contents">1</text:p>
          </table:table-cell>
          <table:table-cell table:style-name="Table1.B1" office:value-type="float" office:value="2">
            <text:p text:style-name="Table_20_Contents">2</text:p>
          </table:table-cell>
          <table:table-cell table:style-name="Table1.D1" office:value-type="float" office:value="3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y</text:p>
          </table:table-cell>
          <table:table-cell table:style-name="Table1.B2" office:value-type="float" office:value="3">
            <text:p text:style-name="Table_20_Contents">3</text:p>
          </table:table-cell>
          <table:table-cell table:style-name="Table1.B2" office:value-type="float" office:value="2">
            <text:p text:style-name="Table_20_Contents">2</text:p>
          </table:table-cell>
          <table:table-cell table:style-name="Table1.D2" office:value-type="float" office:value="1">
            <text:p text:style-name="Table_20_Contents">1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x</text:p>
          </table:table-cell>
          <table:table-cell table:style-name="Table2.B1" office:value-type="float" office:value="1">
            <text:p text:style-name="Table_20_Contents">1</text:p>
          </table:table-cell>
          <table:table-cell table:style-name="Table2.B1" office:value-type="float" office:value="3">
            <text:p text:style-name="Table_20_Contents">3</text:p>
          </table:table-cell>
          <table:table-cell table:style-name="Table2.D1" office:value-type="float" office:value="4">
            <text:p text:style-name="Table_20_Contents">4</text:p>
          </table:table-cell>
        </table:table-row>
        <table:table-row>
          <table:table-cell table:style-name="Table2.A2" office:value-type="string">
            <text:p text:style-name="Table_20_Contents">y</text:p>
          </table:table-cell>
          <table:table-cell table:style-name="Table2.B2" office:value-type="float" office:value="2">
            <text:p text:style-name="Table_20_Contents">2</text:p>
          </table:table-cell>
          <table:table-cell table:style-name="Table2.B2" office:value-type="float" office:value="6">
            <text:p text:style-name="Table_20_Contents">6</text:p>
          </table:table-cell>
          <table:table-cell table:style-name="Table2.D2" office:value-type="float" office:value="8">
            <text:p text:style-name="Table_20_Contents">8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>x</text:p>
          </table:table-cell>
          <table:table-cell table:style-name="Table3.B1" office:value-type="float" office:value="1">
            <text:p text:style-name="Table_20_Contents">1</text:p>
          </table:table-cell>
          <table:table-cell table:style-name="Table3.B1" office:value-type="float" office:value="2">
            <text:p text:style-name="Table_20_Contents">2</text:p>
          </table:table-cell>
          <table:table-cell table:style-name="Table3.D1" office:value-type="float" office:value="4">
            <text:p text:style-name="Table_20_Contents">4</text:p>
          </table:table-cell>
        </table:table-row>
        <table:table-row>
          <table:table-cell table:style-name="Table3.A2" office:value-type="string">
            <text:p text:style-name="Table_20_Contents">y</text:p>
          </table:table-cell>
          <table:table-cell table:style-name="Table3.B2" office:value-type="float" office:value="4">
            <text:p text:style-name="Table_20_Contents">4</text:p>
          </table:table-cell>
          <table:table-cell table:style-name="Table3.B2" office:value-type="float" office:value="2">
            <text:p text:style-name="Table_20_Contents">2</text:p>
          </table:table-cell>
          <table:table-cell table:style-name="Table3.D2" office:value-type="float" office:value="1">
            <text:p text:style-name="Table_20_Contents">1</text:p>
          </table:table-cell>
        </table:table-row>
      </table:table>
      <text:p text:style-name="Standard"/>
      <text:list xml:id="list33460068" text:continue-numbering="true" text:style-name="L4">
        <text:list-item>
          <text:p text:style-name="P6">(9-4ex1) <text:s/>Simplify. <text:s/>State any restrictions on the variable. <draw:frame draw:style-name="fr1" draw:name="Object63" text:anchor-type="as-char" svg:width="0.9335in" svg:height="0.4398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</text:list-item>
      </text:list>
      <text:p text:style-name="P5">Algebra II Worksheet 4.8</text:p>
      <text:list xml:id="list33405325" text:style-name="L5">
        <text:list-item>
          <text:p text:style-name="P7">(9-4ex3) <text:s/>Simplify. <text:s/>State any restrictions on the variable. <draw:frame draw:style-name="fr1" draw:name="Object64" text:anchor-type="as-char" svg:width="1.0575in" svg:height="0.4398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</text:list-item>
        <text:list-item>
          <text:p text:style-name="P7">(9-4ex4) <text:s/>Simplify. <text:s/>State any restrictions on the variable. <draw:frame draw:style-name="fr1" draw:name="Object65" text:anchor-type="as-char" svg:width="0.9728in" svg:height="0.4161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</text:list-item>
        <text:list-item>
          <text:p text:style-name="P7">(9-5ex2) <text:s/>Find the LCM of<draw:frame draw:style-name="fr1" draw:name="Object66" text:anchor-type="as-char" svg:width="0.5555in" svg:height="0.2075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and<draw:frame draw:style-name="fr1" draw:name="Object67" text:anchor-type="as-char" svg:width="0.9744in" svg:height="0.2075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</text:list-item>
        <text:list-item>
          <text:p text:style-name="P7">(9-5ex3) <text:s/>Simplify. <draw:frame draw:style-name="fr1" draw:name="Object68" text:anchor-type="as-char" svg:width="1.4874in" svg:height="0.4161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</text:list-item>
        <text:list-item>
          <text:p text:style-name="P7">(9-5ex4) <text:s/>Simplify. <draw:frame draw:style-name="fr1" draw:name="Object69" text:anchor-type="as-char" svg:width="1.8917in" svg:height="0.4161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</text:list-item>
        <text:list-item>
          <text:p text:style-name="P13">(9-5ex5) <text:s/>Simplify. <draw:frame draw:style-name="fr1" draw:name="Object70" text:anchor-type="as-char" svg:width="0.6937in" svg:height="0.8098in" draw:z-index="69"><draw:object xlink:href="./Object 70" xlink:type="simple" xlink:show="embed" xlink:actuate="onLoad"/><draw:image xlink:href="./ObjectReplacements/Object 70" xlink:type="simple" xlink:show="embed" xlink:actuate="onLoad"/></draw:frame></text:p>
        </text:list-item>
        <text:list-item>
          <text:p text:style-name="P13">(9-6ex1) <text:s/>Solve. <draw:frame draw:style-name="fr1" draw:name="Object71" text:anchor-type="as-char" svg:width="1.1457in" svg:height="0.3984in" draw:z-index="70"><draw:object xlink:href="./Object 71" xlink:type="simple" xlink:show="embed" xlink:actuate="onLoad"/><draw:image xlink:href="./ObjectReplacements/Object 71" xlink:type="simple" xlink:show="embed" xlink:actuate="onLoad"/></draw:frame></text:p>
        </text:list-item>
        <text:list-item>
          <text:p text:style-name="P13">(9-6ex2) <text:s/>Solve. <draw:frame draw:style-name="fr1" draw:name="Object72" text:anchor-type="as-char" svg:width="0.9201in" svg:height="0.3925in" draw:z-index="71"><draw:object xlink:href="./Object 72" xlink:type="simple" xlink:show="embed" xlink:actuate="onLoad"/><draw:image xlink:href="./ObjectReplacements/Object 72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d Felix</meta:initial-creator>
    <meta:creation-date>2009-11-08T16:15:32.83</meta:creation-date>
    <dc:date>2010-09-12T13:35:04.21</dc:date>
    <meta:editing-duration>PT11H06M57S</meta:editing-duration>
    <meta:editing-cycles>59</meta:editing-cycles>
    <meta:generator>OpenOffice.org/3.2$Win32 OpenOffice.org_project/320m18$Build-9502</meta:generator>
    <meta:print-date>2010-09-10T14:20:53.67</meta:print-date>
    <meta:document-statistic meta:table-count="3" meta:image-count="0" meta:object-count="72" meta:page-count="8" meta:paragraph-count="101" meta:word-count="459" meta:character-count="26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n>1</math:mn>
            </math:mtd>
            <math:mtd>
              <math:mn>2</math:mn>
            </math:mtd>
          </math:mtr>
          <math:mtr>
            <math:mtd>
              <math:mn>3</math:mn>
            </math:mtd>
            <math:mtd>
              <math:mn>4</math:mn>
            </math:mtd>
          </math:mtr>
        </math:mtable>
      </math:mfenced>
      <math:mrow>
        <math:mi/>
        <math:mo math:stretchy="false">+</math:mo>
        <math:mi/>
      </math:mrow>
      <math:mfenced math:open="[" math:close="]">
        <math:mtable>
          <math:mtr>
            <math:mtd>
              <math:mrow>
                <math:mo math:stretchy="false">−</math:mo>
                <math:mn>2</math:mn>
              </math:mrow>
            </math:mtd>
            <math:mtd>
              <math:mn>1</math:mn>
            </math:mtd>
          </math:mtr>
          <math:mtr>
            <math:mtd>
              <math:mn>0</math:mn>
            </math:mtd>
            <math:mtd>
              <math:mrow>
                <math:mo math:stretchy="false">−</math:mo>
                <math:mn>1</math:mn>
              </math:mrow>
            </math:mtd>
          </math:mtr>
        </math:mtable>
      </math:mfenced>
      <math:mrow>
        <math:mi/>
        <math:mo math:stretchy="false">=</math:mo>
        <math:mphantom>
          <math:mstyle>
            <math:mrow>
              <math:mrow/>
            </math:mrow>
          </math:mstyle>
        </math:mphantom>
      </math:mrow>
    </math:mrow>
    <math:annotation math:encoding="StarMath 5.0">left [ matrix{1 # 2 ## 3 # 4} right ] ~ + ~ left [ matrix{-2 # 1 ## 0 # -1} right ] ~ = phantom {}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x</math:mi>
          <math:mn>3</math:mn>
        </math:msup>
        <math:mo math:stretchy="false">+</math:mo>
        <math:mn>3</math:mn>
      </math:mrow>
      <math:mrow>
        <math:msup>
          <math:mi>x</math:mi>
          <math:mn>2</math:mn>
        </math:msup>
        <math:mo math:stretchy="false">−</math:mo>
        <math:mn>4</math:mn>
      </math:mrow>
      <math:mrow>
        <math:mrow>
          <math:mi>x</math:mi>
          <math:mo math:stretchy="false">−</math:mo>
          <math:mn>12</math:mn>
        </math:mrow>
        <math:mo math:stretchy="false">=</math:mo>
        <math:mn>0</math:mn>
      </math:mrow>
    </math:mrow>
    <math:annotation math:encoding="StarMath 5.0">x^3 + 3 x^2 - 4 x - 12 = 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x</math:mi>
          <math:mn>2</math:mn>
        </math:msup>
        <math:mo math:stretchy="false">+</math:mo>
        <math:mn>12</math:mn>
      </math:mrow>
      <math:mrow>
        <math:mrow>
          <math:mi>x</math:mi>
          <math:mo math:stretchy="false">−</math:mo>
          <math:mn>325</math:mn>
        </math:mrow>
        <math:mo math:stretchy="false">=</math:mo>
        <math:mn>0</math:mn>
      </math:mrow>
    </math:mrow>
    <math:annotation math:encoding="StarMath 5.0">x^2 + 12 x - 325 = 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x</math:mi>
          <math:mn>2</math:mn>
        </math:msup>
        <math:mo math:stretchy="false">+</math:mo>
        <math:mn>4</math:mn>
      </math:mrow>
      <math:mo math:stretchy="false">=</math:mo>
      <math:mn>0</math:mn>
    </math:mrow>
    <math:annotation math:encoding="StarMath 5.0">x^2 + 4 = 0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row>
            <math:msup>
              <math:mi>x</math:mi>
              <math:mn>3</math:mn>
            </math:msup>
            <math:mo math:stretchy="false">+</math:mo>
            <math:msup>
              <math:mi>x</math:mi>
              <math:mn>2</math:mn>
            </math:msup>
          </math:mrow>
          <math:mo math:stretchy="false">−</math:mo>
          <math:mn>6</math:mn>
        </math:mrow>
      </math:mrow>
      <math:mi>x</math:mi>
    </math:mrow>
    <math:annotation math:encoding="StarMath 5.0">f(x) = x^3 + x^2 - 6 x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x</math:mi>
          <math:mn>2</math:mn>
        </math:msup>
        <math:mo math:stretchy="false">+</math:mo>
        <math:mn>9</math:mn>
      </math:mrow>
      <math:mo math:stretchy="false">=</math:mo>
      <math:mn>0</math:mn>
    </math:mrow>
    <math:annotation math:encoding="StarMath 5.0">x^2 + 9 = 0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qrt>
      <math:mrow>
        <math:mo math:stretchy="false">−</math:mo>
        <math:mn>1</math:mn>
      </math:mrow>
    </math:msqrt>
    <math:annotation math:encoding="StarMath 5.0">sqrt -1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row>
          <math:msup>
            <math:mi>x</math:mi>
            <math:mn>2</math:mn>
          </math:msup>
          <math:mo math:stretchy="false">+</math:mo>
          <math:mn>2</math:mn>
        </math:mrow>
        <math:mo math:stretchy="false">=</math:mo>
        <math:mrow>
          <math:mo math:stretchy="false">−</math:mo>
          <math:mn>62</math:mn>
        </math:mrow>
      </math:mrow>
    </math:mrow>
    <math:annotation math:encoding="StarMath 5.0">3 x^2 + 2 = -62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x</math:mi>
          <math:mn>4</math:mn>
        </math:msup>
        <math:mo math:stretchy="false">+</math:mo>
        <math:mn>7</math:mn>
      </math:mrow>
      <math:mrow>
        <math:msup>
          <math:mi>x</math:mi>
          <math:mn>2</math:mn>
        </math:msup>
        <math:mo math:stretchy="false">+</math:mo>
        <math:mn>6</math:mn>
      </math:mrow>
    </math:mrow>
    <math:annotation math:encoding="StarMath 5.0">x^4 + 7 x^2 + 6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p>
        <math:mi>x</math:mi>
        <math:mn>4</math:mn>
      </math:msup>
      <math:mo math:stretchy="false">−</math:mo>
      <math:mn>16</math:mn>
    </math:mrow>
    <math:annotation math:encoding="StarMath 5.0">x^4 - 16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n>2</math:mn>
      <math:mrow>
        <math:mrow>
          <math:msup>
            <math:mi>x</math:mi>
            <math:mn>3</math:mn>
          </math:msup>
          <math:mo math:stretchy="false">+</math:mo>
          <math:msup>
            <math:mi>x</math:mi>
            <math:mn>2</math:mn>
          </math:msup>
        </math:mrow>
        <math:mo math:stretchy="false">−</math:mo>
        <math:mn>3</math:mn>
      </math:mrow>
      <math:mrow>
        <math:mrow>
          <math:mi>x</math:mi>
          <math:mo math:stretchy="false">−</math:mo>
          <math:mn>3</math:mn>
        </math:mrow>
        <math:mo math:stretchy="false">=</math:mo>
        <math:mn>0</math:mn>
      </math:mrow>
    </math:mrow>
    <math:annotation math:encoding="StarMath 5.0">2 x^3 + x^2 - 3 x - 3 = 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n>5</math:mn>
      <math:mfenced math:open="[" math:close="]">
        <math:mtable>
          <math:mtr>
            <math:mtd>
              <math:mn>1</math:mn>
            </math:mtd>
            <math:mtd>
              <math:mn>2</math:mn>
            </math:mtd>
          </math:mtr>
          <math:mtr>
            <math:mtd>
              <math:mn>3</math:mn>
            </math:mtd>
            <math:mtd>
              <math:mn>4</math:mn>
            </math:mtd>
          </math:mtr>
        </math:mtable>
      </math:mfenced>
      <math:mrow>
        <math:mi/>
        <math:mo math:stretchy="false">=</math:mo>
        <math:mphantom>
          <math:mstyle>
            <math:mrow>
              <math:mrow/>
            </math:mrow>
          </math:mstyle>
        </math:mphantom>
      </math:mrow>
    </math:mrow>
    <math:annotation math:encoding="StarMath 5.0">5 left [ matrix{1 # 2 ## 3 # 4} right ] ~ = phantom {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p>
              <math:mi>x</math:mi>
              <math:mn>3</math:mn>
            </math:msup>
            <math:mo math:stretchy="false">+</math:mo>
            <math:msup>
              <math:mi>x</math:mi>
              <math:mn>2</math:mn>
            </math:msup>
          </math:mrow>
          <math:mo math:stretchy="false">+</math:mo>
          <math:mi>x</math:mi>
        </math:mrow>
        <math:mo math:stretchy="false">+</math:mo>
        <math:mn>1</math:mn>
      </math:mrow>
      <math:mo math:stretchy="false">=</math:mo>
      <math:mn>0</math:mn>
    </math:mrow>
    <math:annotation math:encoding="StarMath 5.0">x^3 + x^2 + x + 1 = 0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sqrt>
          <math:mn>5</math:mn>
        </math:msqrt>
        <math:mi>,</math:mi>
        <math:mrow>
          <math:mi/>
          <math:mo math:stretchy="false">−</math:mo>
          <math:msqrt>
            <math:mn>15</math:mn>
          </math:msqrt>
        </math:mrow>
      </math:mrow>
      <math:mo math:stretchy="false">}</math:mo>
    </math:mrow>
    <math:annotation math:encoding="StarMath 5.0">lbrace {sqrt 5}, ~ -sqrt 15 rbrace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row>
          <math:mn>2</math:mn>
          <math:mo math:stretchy="false">+</math:mo>
          <math:mn>3</math:mn>
        </math:mrow>
        <math:mi>i</math:mi>
        <math:mi>,</math:mi>
        <math:mi/>
        <math:mn>6</math:mn>
        <math:mi>i</math:mi>
      </math:mrow>
      <math:mo math:stretchy="false">}</math:mo>
    </math:mrow>
    <math:annotation math:encoding="StarMath 5.0">lbrace 2 + 3 i, ~ 6 i rbrace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ot>
      <math:mn>81</math:mn>
      <math:mn>4</math:mn>
    </math:mroot>
    <math:annotation math:encoding="StarMath 5.0">nroot{4}{81} 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ot>
        <math:msup>
          <math:mi>a</math:mi>
          <math:mi>n</math:mi>
        </math:msup>
        <math:mi>n</math:mi>
      </math:mroot>
      <math:mo math:stretchy="false">=</math:mo>
      <math:mrow/>
    </math:mrow>
    <math:annotation math:encoding="StarMath 5.0">nroot {n}{a ^ n} = {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ot>
      <math:mrow>
        <math:mn>32</math:mn>
        <math:msup>
          <math:mi>y</math:mi>
          <math:mn>10</math:mn>
        </math:msup>
      </math:mrow>
      <math:mn>5</math:mn>
    </math:mroot>
    <math:annotation math:encoding="StarMath 5.0">nroot {5}{32 y^10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root>
          <math:mrow>
            <math:mn>5</math:mn>
            <math:msup>
              <math:mi>y</math:mi>
              <math:mn>3</math:mn>
            </math:msup>
          </math:mrow>
          <math:mn>3</math:mn>
        </math:mroot>
        <math:mo math:stretchy="false">⋅</math:mo>
        <math:mn>2</math:mn>
      </math:mrow>
      <math:mroot>
        <math:mrow>
          <math:mn>50</math:mn>
          <math:msup>
            <math:mi>y</math:mi>
            <math:mn>4</math:mn>
          </math:msup>
        </math:mrow>
        <math:mn>3</math:mn>
      </math:mroot>
    </math:mrow>
    <math:annotation math:encoding="StarMath 5.0">3 nroot {3}{5 y^3} cdot 2 nroot {3}{50 y^4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frac>
      <math:msqrt>
        <math:mrow>
          <math:mn>3</math:mn>
          <math:msup>
            <math:mi math:fontstyle="italic">xy</math:mi>
            <math:mn>2</math:mn>
          </math:msup>
        </math:mrow>
      </math:msqrt>
      <math:msqrt>
        <math:mrow>
          <math:mn>5</math:mn>
          <math:msup>
            <math:mi math:fontstyle="italic">xy</math:mi>
            <math:mn>3</math:mn>
          </math:msup>
        </math:mrow>
      </math:msqrt>
    </math:mfrac>
    <math:annotation math:encoding="StarMath 5.0">{sqrt{3 xy^2}} over {sqrt{5 xy^3}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n>6</math:mn>
      <math:mrow>
        <math:msqrt>
          <math:mn>18</math:mn>
        </math:msqrt>
        <math:mo math:stretchy="false">+</math:mo>
        <math:mn>4</math:mn>
      </math:mrow>
      <math:mrow>
        <math:msqrt>
          <math:mn>8</math:mn>
        </math:msqrt>
        <math:mo math:stretchy="false">−</math:mo>
        <math:mn>3</math:mn>
      </math:mrow>
      <math:msqrt>
        <math:mn>72</math:mn>
      </math:msqrt>
    </math:mrow>
    <math:annotation math:encoding="StarMath 5.0">6 sqrt{18} + 4 sqrt{8} - 3 sqrt{72}</math:annotation>
  </math:semantics>
</math:math>
</file>

<file path=Object 29/content.xml><?xml version="1.0" encoding="utf-8"?>
<math xmlns="http://www.w3.org/1998/Math/MathML">
  <semantics>
    <mrow>
      <mrow>
        <mo stretchy="false">(</mo>
        <mrow>
          <mn>3</mn>
          <mo stretchy="false">+</mo>
          <msqrt>
            <mn>5</mn>
          </msqrt>
        </mrow>
        <mo stretchy="false">)</mo>
      </mrow>
      <mrow>
        <mo stretchy="false">(</mo>
        <mrow>
          <mn>1</mn>
          <mo stretchy="false">+</mo>
          <msqrt>
            <mn>5</mn>
          </msqrt>
        </mrow>
        <mo stretchy="false">)</mo>
      </mrow>
    </mrow>
    <annotation encoding="StarMath 5.0">( 3 + sqrt{5} ) ( 1 + sqrt{5} )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i/>
        <math:mo math:stretchy="false">+</math:mo>
        <math:mi/>
      </math:mrow>
      <math:mn>2</math:mn>
      <math:mfenced math:open="[" math:close="]">
        <math:mtable>
          <math:mtr>
            <math:mtd>
              <math:mrow>
                <math:mo math:stretchy="false">−</math:mo>
                <math:mn>1</math:mn>
              </math:mrow>
            </math:mtd>
            <math:mtd>
              <math:mn>0</math:mn>
            </math:mtd>
          </math:mtr>
          <math:mtr>
            <math:mtd>
              <math:mn>2</math:mn>
            </math:mtd>
            <math:mtd>
              <math:mn>5</math:mn>
            </math:mtd>
          </math:mtr>
        </math:mtable>
      </math:mfenced>
      <math:mrow>
        <math:mi/>
        <math:mo math:stretchy="false">=</math:mo>
        <math:mi/>
      </math:mrow>
      <math:mfenced math:open="[" math:close="]">
        <math:mtable>
          <math:mtr>
            <math:mtd>
              <math:mn>10</math:mn>
            </math:mtd>
            <math:mtd>
              <math:mn>7</math:mn>
            </math:mtd>
          </math:mtr>
          <math:mtr>
            <math:mtd>
              <math:mrow>
                <math:mo math:stretchy="false">−</math:mo>
                <math:mn>4</math:mn>
              </math:mrow>
            </math:mtd>
            <math:mtd>
              <math:mn>4</math:mn>
            </math:mtd>
          </math:mtr>
        </math:mtable>
      </math:mfenced>
    </math:mrow>
    <math:annotation math:encoding="StarMath 5.0">X ~ + ~ 2 left [ matrix{-1 # 0 ## 2 # 5} right ] ~ = ~ left [ matrix{10 # 7 ## -4 # 4} right ]
</math:annotation>
  </math:semantics>
</math:math>
</file>

<file path=Object 30/content.xml><?xml version="1.0" encoding="utf-8"?>
<math xmlns="http://www.w3.org/1998/Math/MathML">
  <semantics>
    <mfrac>
      <mn>4</mn>
      <mrow>
        <mn>1</mn>
        <mo stretchy="false">+</mo>
        <msqrt>
          <mn>3</mn>
        </msqrt>
      </mrow>
    </mfrac>
    <annotation encoding="StarMath 5.0">{4} over {1 + sqrt{3}}</annotation>
  </semantics>
</math>
</file>

<file path=Object 31/content.xml><?xml version="1.0" encoding="utf-8"?>
<math xmlns="http://www.w3.org/1998/Math/MathML">
  <semantics>
    <msup>
      <mn>25</mn>
      <mrow>
        <mi mathvariant="normal">−</mi>
        <mfrac>
          <mn>3</mn>
          <mn>2</mn>
        </mfrac>
      </mrow>
    </msup>
    <annotation encoding="StarMath 5.0">25 ^ -{{3} over {2}}</annotation>
  </semantics>
</math>
</file>

<file path=Object 32/content.xml><?xml version="1.0" encoding="utf-8"?>
<math xmlns="http://www.w3.org/1998/Math/MathML">
  <semantics>
    <msup>
      <mrow>
        <mo stretchy="false">(</mo>
        <mrow>
          <msup>
            <mn>8</mn>
            <mn>3</mn>
          </msup>
          <msup>
            <mi>x</mi>
            <mn>15</mn>
          </msup>
        </mrow>
        <mo stretchy="false">)</mo>
      </mrow>
      <mrow>
        <mi mathvariant="normal">−</mi>
        <mfrac>
          <mn>1</mn>
          <mn>3</mn>
        </mfrac>
      </mrow>
    </msup>
    <annotation encoding="StarMath 5.0">(8^3 x^15)^-{{1} over {3}}</annotation>
  </semantics>
</math>
</file>

<file path=Object 33/content.xml><?xml version="1.0" encoding="utf-8"?>
<math xmlns="http://www.w3.org/1998/Math/MathML">
  <semantics>
    <mrow>
      <mrow>
        <msqrt>
          <mrow>
            <mn>2x</mn>
            <mo stretchy="false">+</mo>
            <mn>3</mn>
          </mrow>
        </msqrt>
        <mi mathvariant="normal">−</mi>
        <mn>7</mn>
      </mrow>
      <mi mathvariant="normal">=</mi>
      <mn>0</mn>
    </mrow>
    <annotation encoding="StarMath 5.0">sqrt{2x + 3} - 7 = 0</annotation>
  </semantics>
</math>
</file>

<file path=Object 34/content.xml><?xml version="1.0" encoding="utf-8"?>
<math xmlns="http://www.w3.org/1998/Math/MathML">
  <semantics>
    <mrow>
      <mn>3</mn>
      <mrow>
        <msup>
          <mrow>
            <mo stretchy="false">(</mo>
            <mrow>
              <mi>x</mi>
              <mo stretchy="false">+</mo>
              <mn>3</mn>
            </mrow>
            <mo stretchy="false">)</mo>
          </mrow>
          <mfrac>
            <mn>3</mn>
            <mn>4</mn>
          </mfrac>
        </msup>
        <mi mathvariant="normal">=</mi>
        <mn>81</mn>
      </mrow>
    </mrow>
    <annotation encoding="StarMath 5.0">3(x + 3) ^ {3 over 4} = 81</annotation>
  </semantics>
</math>
</file>

<file path=Object 35/content.xml><?xml version="1.0" encoding="utf-8"?>
<math xmlns="http://www.w3.org/1998/Math/MathML">
  <semantics>
    <mrow>
      <mrow>
        <msqrt>
          <mrow>
            <mi>x</mi>
            <mi mathvariant="normal">−</mi>
            <mn>3</mn>
          </mrow>
        </msqrt>
        <mo stretchy="false">+</mo>
        <mn>5</mn>
      </mrow>
      <mi mathvariant="normal">=</mi>
      <mi>x</mi>
    </mrow>
    <annotation encoding="StarMath 5.0">sqrt {x - 3} + 5 = x</annotation>
  </semantics>
</math>
</file>

<file path=Object 36/content.xml><?xml version="1.0" encoding="utf-8"?>
<math xmlns="http://www.w3.org/1998/Math/MathML">
  <semantics>
    <mrow>
      <mrow>
        <msup>
          <mrow>
            <mo stretchy="false">(</mo>
            <mrow>
              <mi>x</mi>
              <mo stretchy="false">+</mo>
              <mn>5</mn>
            </mrow>
            <mo stretchy="false">)</mo>
          </mrow>
          <mfrac>
            <mn>1</mn>
            <mn>2</mn>
          </mfrac>
        </msup>
        <mi mathvariant="normal">−</mi>
        <msup>
          <mrow>
            <mo stretchy="false">(</mo>
            <mrow>
              <mn>5</mn>
              <mi mathvariant="normal">−</mi>
              <mn>2x</mn>
            </mrow>
            <mo stretchy="false">)</mo>
          </mrow>
          <mfrac>
            <mn>1</mn>
            <mn>4</mn>
          </mfrac>
        </msup>
      </mrow>
      <mi mathvariant="normal">=</mi>
      <mn>0</mn>
    </mrow>
    <annotation encoding="StarMath 5.0">(x + 5)^{1 over 2} - (5 - 2x) ^ {1 over 4} = 0</annotation>
  </semantics>
</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sup>
            <math:mi>x</math:mi>
            <math:mn>2</math:mn>
          </math:msup>
          <math:mo math:stretchy="false">−</math:mo>
          <math:mn>1</math:mn>
        </math:mrow>
      </math:mrow>
    </math:mrow>
    <math:annotation math:encoding="StarMath 5.0">f(x) = x^2 - 1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i>x</math:mi>
          <math:mo math:stretchy="false">+</math:mo>
          <math:mn>1</math:mn>
        </math:mrow>
      </math:mrow>
    </math:mrow>
    <math:annotation math:encoding="StarMath 5.0">g(x) = x + 1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⋅</math:mo>
      <math:mi>g</math:mi>
    </math:mrow>
    <math:annotation math:encoding="StarMath 5.0">f cdot g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o math:stretchy="false">−</math:mo>
                <math:mn>3</math:mn>
              </math:mrow>
            </math:mtd>
            <math:mtd>
              <math:mn>3</math:mn>
            </math:mtd>
          </math:mtr>
          <math:mtr>
            <math:mtd>
              <math:mn>5</math:mn>
            </math:mtd>
            <math:mtd>
              <math:mn>1</math:mn>
            </math:mtd>
          </math:mtr>
        </math:mtable>
      </math:mfenced>
      <math:mfenced math:open="[" math:close="]">
        <math:mtable>
          <math:mtr>
            <math:mtd>
              <math:mrow>
                <math:mo math:stretchy="false">−</math:mo>
                <math:mn>1</math:mn>
              </math:mrow>
            </math:mtd>
            <math:mtd>
              <math:mn>2</math:mn>
            </math:mtd>
          </math:mtr>
          <math:mtr>
            <math:mtd>
              <math:mn>3</math:mn>
            </math:mtd>
            <math:mtd>
              <math:mrow>
                <math:mo math:stretchy="false">−</math:mo>
                <math:mn>4</math:mn>
              </math:mrow>
            </math:mtd>
          </math:mtr>
        </math:mtable>
      </math:mfenced>
      <math:mrow>
        <math:mi/>
        <math:mo math:stretchy="false">=</math:mo>
        <math:mphantom>
          <math:mstyle>
            <math:mrow>
              <math:mrow/>
            </math:mrow>
          </math:mstyle>
        </math:mphantom>
      </math:mrow>
    </math:mrow>
    <math:annotation math:encoding="StarMath 5.0">left [ matrix{-3 # 3 ## 5 # 1} right ] left [ matrix{-1 # 2 ## 3 # -4} right ] ~ = phantom {}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frac>
      <math:mi>f</math:mi>
      <math:mi>g</math:mi>
    </math:mfrac>
    <math:annotation math:encoding="StarMath 5.0">f over g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i>x</math:mi>
          <math:mo math:stretchy="false">−</math:mo>
          <math:mn>2</math:mn>
        </math:mrow>
      </math:mrow>
    </math:mrow>
    <math:annotation math:encoding="StarMath 5.0">f(x) = x - 2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sup>
          <math:mi>x</math:mi>
          <math:mn>2</math:mn>
        </math:msup>
      </math:mrow>
    </math:mrow>
    <math:annotation math:encoding="StarMath 5.0">g(x) = x^2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>g</math:mi>
          <math:mo math:stretchy="false">°</math:mo>
          <math:mi>f</math:mi>
        </math:mrow>
        <math:mo math:stretchy="false">)</math:mo>
      </math:mrow>
      <math:mrow>
        <math:mo math:stretchy="false">(</math:mo>
        <math:mrow>
          <math:mo math:stretchy="false">−</math:mo>
          <math:mn>5</math:mn>
        </math:mrow>
        <math:mo math:stretchy="false">)</math:mo>
      </math:mrow>
    </math:mrow>
    <math:annotation math:encoding="StarMath 5.0">(g circ f)(-5)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>f</math:mi>
          <math:mo math:stretchy="false">°</math:mo>
          <math:mi>g</math:mi>
        </math:mrow>
        <math:mo math:stretchy="false">)</math:mo>
      </math:mrow>
      <math:mrow>
        <math:mo math:stretchy="false">(</math:mo>
        <math:mrow>
          <math:mo math:stretchy="false">−</math:mo>
          <math:mn>4</math:mn>
        </math:mrow>
        <math:mo math:stretchy="false">)</math:mo>
      </math:mrow>
    </math:mrow>
    <math:annotation math:encoding="StarMath 5.0">(f circ g)(-4)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n>10</math:mn>
          <math:mo math:stretchy="false">−</math:mo>
          <math:mn>3</math:mn>
        </math:mrow>
      </math:mrow>
      <math:mi>x</math:mi>
    </math:mrow>
    <math:annotation math:encoding="StarMath 5.0">f(x) = 10 - 3 x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sup>
      <math:mi>f</math:mi>
      <math:mrow>
        <math:mo math:stretchy="false">−</math:mo>
        <math:mn>1</math:mn>
      </math:mrow>
    </math:msup>
    <math:annotation math:encoding="StarMath 5.0">f ^ {-1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>f</math:mi>
          <math:mo math:stretchy="false">°</math:mo>
          <math:msup>
            <math:mi>f</math:mi>
            <math:mrow>
              <math:mo math:stretchy="false">−</math:mo>
              <math:mn>1</math:mn>
            </math:mrow>
          </math:msup>
        </math:mrow>
        <math:mo math:stretchy="false">)</math:mo>
      </math:mrow>
      <math:mrow>
        <math:mo math:stretchy="false">(</math:mo>
        <math:mi>x</math:mi>
        <math:mo math:stretchy="false">)</math:mo>
      </math:mrow>
    </math:mrow>
    <math:annotation math:encoding="StarMath 5.0">(f circ f ^ {-1})(x)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p>
            <math:mi>f</math:mi>
            <math:mrow>
              <math:mo math:stretchy="false">−</math:mo>
              <math:mn>1</math:mn>
            </math:mrow>
          </math:msup>
          <math:mo math:stretchy="false">°</math:mo>
          <math:mi>f</math:mi>
        </math:mrow>
        <math:mo math:stretchy="false">)</math:mo>
      </math:mrow>
      <math:mrow>
        <math:mo math:stretchy="false">(</math:mo>
        <math:mi>y</math:mi>
        <math:mo math:stretchy="false">)</math:mo>
      </math:mrow>
    </math:mrow>
    <math:annotation math:encoding="StarMath 5.0">(f^-1 circ f)(y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text>det</math:mtext>
      <math:mfenced math:open="[" math:close="]">
        <math:mtable>
          <math:mtr>
            <math:mtd>
              <math:mn>2</math:mn>
            </math:mtd>
            <math:mtd>
              <math:mrow>
                <math:mo math:stretchy="false">−</math:mo>
                <math:mn>3</math:mn>
              </math:mrow>
            </math:mtd>
          </math:mtr>
          <math:mtr>
            <math:mtd>
              <math:mn>4</math:mn>
            </math:mtd>
            <math:mtd>
              <math:mn>1</math:mn>
            </math:mtd>
          </math:mtr>
        </math:mtable>
      </math:mfenced>
      <math:mrow>
        <math:mi/>
        <math:mo math:stretchy="false">=</math:mo>
        <math:mphantom>
          <math:mstyle>
            <math:mrow>
              <math:mrow/>
            </math:mrow>
          </math:mstyle>
        </math:mphantom>
      </math:mrow>
    </math:mrow>
    <math:annotation math:encoding="StarMath 5.0">"det" left [ matrix{2 # -3 ## 4 # 1} right ] ~ = phantom{}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sub>
        <math:mi>log</math:mi>
        <math:mi>b</math:mi>
      </math:msub>
      <math:mrow>
        <math:mi>y</math:mi>
        <math:mo math:stretchy="false">=</math:mo>
        <math:mi>x</math:mi>
      </math:mrow>
    </math:mrow>
    <math:annotation math:encoding="StarMath 5.0">log _b y = x</math:annotation>
  </math:semantics>
</math:math>
</file>

<file path=Object 51/content.xml><?xml version="1.0" encoding="utf-8"?>
<math xmlns="http://www.w3.org/1998/Math/MathML">
  <semantics>
    <mrow>
      <msub>
        <mi>log</mi>
        <mn>9</mn>
      </msub>
      <mn>27</mn>
    </mrow>
    <annotation encoding="StarMath 5.0">log_9 27</annotation>
  </semantics>
</math>
</file>

<file path=Object 52/content.xml><?xml version="1.0" encoding="utf-8"?>
<math xmlns="http://www.w3.org/1998/Math/MathML">
  <semantics>
    <mrow>
      <msub>
        <mi>log</mi>
        <mn>2</mn>
      </msub>
      <mn>7</mn>
      <mi>b</mi>
    </mrow>
    <annotation encoding="StarMath 5.0">log_2 7 b</annotation>
  </semantics>
</math>
</file>

<file path=Object 53/content.xml><?xml version="1.0" encoding="utf-8"?>
<math xmlns="http://www.w3.org/1998/Math/MathML">
  <semantics>
    <mrow>
      <mi>log</mi>
      <msup>
        <mrow>
          <mo stretchy="false">(</mo>
          <mfrac>
            <mi>y</mi>
            <mn>3</mn>
          </mfrac>
          <mo stretchy="false">)</mo>
        </mrow>
        <mn>2</mn>
      </msup>
    </mrow>
    <annotation encoding="StarMath 5.0">log ( y over 3 ) ^2</annotation>
  </semantics>
</math>
</file>

<file path=Object 54/content.xml><?xml version="1.0" encoding="utf-8"?>
<math xmlns="http://www.w3.org/1998/Math/MathML">
  <semantics>
    <mrow>
      <msub>
        <mi>log</mi>
        <mn>7</mn>
      </msub>
      <msup>
        <mi>a</mi>
        <mn>3</mn>
      </msup>
      <msup>
        <mi>b</mi>
        <mn>4</mn>
      </msup>
    </mrow>
    <annotation encoding="StarMath 5.0">log_7 a^3 b^4</annotation>
  </semantics>
</math>
</file>

<file path=Object 55/content.xml><?xml version="1.0" encoding="utf-8"?>
<math xmlns="http://www.w3.org/1998/Math/MathML">
  <semantics>
    <mrow>
      <msup>
        <mn>3</mn>
        <mrow>
          <mi>x</mi>
          <mo stretchy="false">+</mo>
          <mn>4</mn>
        </mrow>
      </msup>
      <mi mathvariant="normal">=</mi>
      <mn>101</mn>
    </mrow>
    <annotation encoding="StarMath 5.0">3^{x+4} = 101</annotation>
  </semantics>
</math>
</file>

<file path=Object 56/content.xml><?xml version="1.0" encoding="utf-8"?>
<math xmlns="http://www.w3.org/1998/Math/MathML">
  <semantics>
    <mrow>
      <msub>
        <mi>log</mi>
        <mn>3</mn>
      </msub>
      <mn>54</mn>
    </mrow>
    <annotation encoding="StarMath 5.0">log_3 54</annotation>
  </semantics>
</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row>
          <math:mo math:stretchy="false">(</math:mo>
          <math:mrow>
            <math:mrow>
              <math:mn>5</math:mn>
              <math:mo math:stretchy="false">−</math:mo>
              <math:mn>2</math:mn>
            </math:mrow>
            <math:mi>x</math:mi>
          </math:mrow>
          <math:mo math:stretchy="false">)</math:mo>
        </math:mrow>
        <math:mo math:stretchy="false">=</math:mo>
        <math:mn>0</math:mn>
      </math:mrow>
    </math:mrow>
    <math:annotation math:encoding="StarMath 5.0">log (5 - 2 x) = 0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n>3</math:mn>
      <math:mi>log</math:mi>
      <math:mrow>
        <math:mi>x</math:mi>
        <math:mo math:stretchy="false">=</math:mo>
        <math:mn>1.5</math:mn>
      </math:mrow>
    </math:mrow>
    <math:annotation math:encoding="StarMath 5.0">3 log x = 1.5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n>2</math:mn>
      <math:mi>log</math:mi>
      <math:mrow>
        <math:mi>x</math:mi>
        <math:mo math:stretchy="false">+</math:mo>
        <math:mi>log</math:mi>
      </math:mrow>
      <math:mrow>
        <math:mn>4</math:mn>
        <math:mo math:stretchy="false">=</math:mo>
        <math:mn>2</math:mn>
      </math:mrow>
    </math:mrow>
    <math:annotation math:encoding="StarMath 5.0">2 log x + log 4 = 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[" math:close="]">
          <math:mtable>
            <math:mtr>
              <math:mtd>
                <math:mn>2</math:mn>
              </math:mtd>
              <math:mtd>
                <math:mn>4</math:mn>
              </math:mtd>
            </math:mtr>
            <math:mtr>
              <math:mtd>
                <math:mn>1</math:mn>
              </math:mtd>
              <math:mtd>
                <math:mn>3</math:mn>
              </math:mtd>
            </math:mtr>
          </math:mtable>
        </math:mfenced>
        <math:mrow>
          <math:mo math:stretchy="false">−</math:mo>
          <math:mn>1</math:mn>
        </math:mrow>
      </math:msup>
      <math:mrow>
        <math:mi/>
        <math:mo math:stretchy="false">=</math:mo>
        <math:mphantom>
          <math:mstyle>
            <math:mrow>
              <math:mrow/>
            </math:mrow>
          </math:mstyle>
        </math:mphantom>
      </math:mrow>
    </math:mrow>
    <math:annotation math:encoding="StarMath 5.0">left [ matrix{2 # 4 ## 1 # 3} right ]^-1 ~ = phantom{}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n>5</math:mn>
        <math:mo math:stretchy="false">−</math:mo>
        <math:mi>log</math:mi>
      </math:mrow>
      <math:mn>2</math:mn>
      <math:mrow>
        <math:mi>x</math:mi>
        <math:mo math:stretchy="false">=</math:mo>
        <math:mn>1</math:mn>
      </math:mrow>
    </math:mrow>
    <math:annotation math:encoding="StarMath 5.0">log 5 - log 2 x = 1</math:annotation>
  </math:semantics>
</math:math>
</file>

<file path=Object 61/content.xml><?xml version="1.0" encoding="utf-8"?>
<math xmlns="http://www.w3.org/1998/Math/MathML">
  <semantics>
    <mrow>
      <mi>ln</mi>
      <mrow>
        <mrow>
          <mo stretchy="false">(</mo>
          <mrow>
            <mn>3</mn>
            <mrow>
              <mi>x</mi>
              <mi mathvariant="normal">−</mi>
              <mn>9</mn>
            </mrow>
          </mrow>
          <mo stretchy="false">)</mo>
        </mrow>
        <mi mathvariant="normal">=</mi>
        <mn>21</mn>
      </mrow>
    </mrow>
    <annotation encoding="StarMath 5.0">ln (3 x - 9) = 21</annotation>
  </semantics>
</math>
</file>

<file path=Object 62/content.xml><?xml version="1.0" encoding="utf-8"?>
<math xmlns="http://www.w3.org/1998/Math/MathML">
  <semantics>
    <mrow>
      <msup>
        <mi>e</mi>
        <mrow>
          <mi>x</mi>
          <mo stretchy="false">+</mo>
          <mn>1</mn>
        </mrow>
      </msup>
      <mi mathvariant="normal">=</mi>
      <mn>30</mn>
    </mrow>
    <annotation encoding="StarMath 5.0">{e} ^ {x + 1} = 30</annotation>
  </semantics>
</math>
</file>

<file path=Object 63/content.xml><?xml version="1.0" encoding="utf-8"?>
<math xmlns="http://www.w3.org/1998/Math/MathML">
  <semantics>
    <mfrac>
      <mrow>
        <mn>2</mn>
        <mrow>
          <msup>
            <mi>x</mi>
            <mn>2</mn>
          </msup>
          <mi mathvariant="normal">−</mi>
          <mn>3</mn>
        </mrow>
        <mrow>
          <mi>x</mi>
          <mi mathvariant="normal">−</mi>
          <mn>2</mn>
        </mrow>
      </mrow>
      <mrow>
        <mrow>
          <msup>
            <mi>x</mi>
            <mn>2</mn>
          </msup>
          <mi mathvariant="normal">−</mi>
          <mn>5</mn>
        </mrow>
        <mrow>
          <mi>x</mi>
          <mo stretchy="false">+</mo>
          <mn>6</mn>
        </mrow>
      </mrow>
    </mfrac>
    <annotation encoding="StarMath 5.0">{2 x^2 - 3 x - 2} over {x^2 - 5 x + 6}</annotation>
  </semantics>
</math>
</file>

<file path=Object 64/content.xml><?xml version="1.0" encoding="utf-8"?>
<math xmlns="http://www.w3.org/1998/Math/MathML">
  <semantics>
    <mrow>
      <mfrac>
        <mrow>
          <msup>
            <mi>a</mi>
            <mn>2</mn>
          </msup>
          <mi mathvariant="normal">−</mi>
          <mn>4</mn>
        </mrow>
        <mrow>
          <msup>
            <mi>a</mi>
            <mn>2</mn>
          </msup>
          <mi mathvariant="normal">−</mi>
          <mn>1</mn>
        </mrow>
      </mfrac>
      <mi mathvariant="normal">⋅</mi>
      <mfrac>
        <mrow>
          <mi>a</mi>
          <mo stretchy="false">+</mo>
          <mn>1</mn>
        </mrow>
        <mrow>
          <mrow>
            <msup>
              <mi>a</mi>
              <mn>2</mn>
            </msup>
            <mo stretchy="false">+</mo>
            <mn>2</mn>
          </mrow>
          <mi>a</mi>
        </mrow>
      </mfrac>
    </mrow>
    <annotation encoding="StarMath 5.0">{{a^2 - 4} over {a^2 - 1}} cdot {{a + 1} over {a^2 + 2 a}}</annotation>
  </semantics>
</math>
</file>

<file path=Object 65/content.xml><?xml version="1.0" encoding="utf-8"?>
<math xmlns="http://www.w3.org/1998/Math/MathML">
  <semantics>
    <mrow>
      <mfrac>
        <mrow>
          <mi>a</mi>
          <mo stretchy="false">+</mo>
          <mn>3</mn>
        </mrow>
        <mrow>
          <msup>
            <mi>a</mi>
            <mn>2</mn>
          </msup>
          <mi mathvariant="normal">−</mi>
          <mn>1</mn>
        </mrow>
      </mfrac>
      <mi mathvariant="normal">÷</mi>
      <mfrac>
        <mrow>
          <mi>a</mi>
          <mo stretchy="false">+</mo>
          <mn>3</mn>
        </mrow>
        <mrow>
          <mi>a</mi>
          <mo stretchy="false">+</mo>
          <mn>2</mn>
        </mrow>
      </mfrac>
    </mrow>
    <annotation encoding="StarMath 5.0">{{a + 3} over {a^2 - 1}} div {{a + 3} over {a + 2}}</annotation>
  </semantics>
</math>
</file>

<file path=Object 66/content.xml><?xml version="1.0" encoding="utf-8"?>
<math xmlns="http://www.w3.org/1998/Math/MathML">
  <semantics>
    <mrow>
      <mn>6</mn>
      <mrow>
        <msup>
          <mi>x</mi>
          <mn>2</mn>
        </msup>
        <mi mathvariant="normal">−</mi>
        <mn>6</mn>
      </mrow>
    </mrow>
    <annotation encoding="StarMath 5.0">6 x^2 - 6</annotation>
  </semantics>
</math>
</file>

<file path=Object 67/content.xml><?xml version="1.0" encoding="utf-8"?>
<math xmlns="http://www.w3.org/1998/Math/MathML">
  <semantics>
    <mrow>
      <mn>9</mn>
      <mrow>
        <msup>
          <mi>x</mi>
          <mn>2</mn>
        </msup>
        <mo stretchy="false">+</mo>
        <mn>18</mn>
      </mrow>
      <mrow>
        <mi>x</mi>
        <mo stretchy="false">+</mo>
        <mn>9</mn>
      </mrow>
    </mrow>
    <annotation encoding="StarMath 5.0">9 x^2 + 18 x + 9</annotation>
  </semantics>
</math>
</file>

<file path=Object 68/content.xml><?xml version="1.0" encoding="utf-8"?>
<math xmlns="http://www.w3.org/1998/Math/MathML">
  <semantics>
    <mrow>
      <mfrac>
        <mn>1</mn>
        <mrow>
          <mrow>
            <msup>
              <mi>x</mi>
              <mn>2</mn>
            </msup>
            <mi mathvariant="normal">−</mi>
            <mn>4x</mn>
          </mrow>
          <mi mathvariant="normal">−</mi>
          <mn>12</mn>
        </mrow>
      </mfrac>
      <mo stretchy="false">+</mo>
      <mfrac>
        <mrow>
          <mn>3</mn>
          <mi>x</mi>
        </mrow>
        <mrow>
          <mn>4</mn>
          <mrow>
            <mi>x</mi>
            <mo stretchy="false">+</mo>
            <mn>8</mn>
          </mrow>
        </mrow>
      </mfrac>
    </mrow>
    <annotation encoding="StarMath 5.0">{{1} over {x^2 - 4x - 12}} + {{3 x} over {4 x + 8}}</annotation>
  </semantics>
</math>
</file>

<file path=Object 69/content.xml><?xml version="1.0" encoding="utf-8"?>
<math xmlns="http://www.w3.org/1998/Math/MathML">
  <semantics>
    <mrow>
      <mfrac>
        <mi>x</mi>
        <mrow>
          <mn>3</mn>
          <mrow>
            <msup>
              <mi>x</mi>
              <mn>2</mn>
            </msup>
            <mi mathvariant="normal">−</mi>
            <mn>9</mn>
          </mrow>
          <mrow>
            <mi>x</mi>
            <mo stretchy="false">+</mo>
            <mn>6</mn>
          </mrow>
        </mrow>
      </mfrac>
      <mi mathvariant="normal">−</mi>
      <mfrac>
        <mrow>
          <mn>2</mn>
          <mrow>
            <mi>x</mi>
            <mo stretchy="false">+</mo>
            <mn>1</mn>
          </mrow>
        </mrow>
        <mrow>
          <mn>3</mn>
          <mrow>
            <mrow>
              <msup>
                <mi>x</mi>
                <mn>2</mn>
              </msup>
              <mo stretchy="false">+</mo>
              <mn>3x</mn>
            </mrow>
            <mi mathvariant="normal">−</mi>
            <mn>6</mn>
          </mrow>
        </mrow>
      </mfrac>
    </mrow>
    <annotation encoding="StarMath 5.0">{{x} over {3 x^2 - 9 x + 6}} - {{2 x + 1} over {3 x^2 + 3x - 6}}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−</math:mo>
            <math:mn>3</math:mn>
          </math:mrow>
          <math:mrow>
            <math:mi>y</math:mi>
            <math:mo math:stretchy="false">+</math:mo>
            <math:mn>2</math:mn>
          </math:mrow>
          <math:mrow>
            <math:mi>z</math:mi>
            <math:mo math:stretchy="false">=</math:mo>
            <math:mn>11</math:mn>
          </math:mrow>
        </math:mrow>
      </math:mtr>
      <math:mtr>
        <math:mrow>
          <math:mrow>
            <math:mrow>
              <math:mo math:stretchy="false">−</math:mo>
              <math:mi>x</math:mi>
            </math:mrow>
            <math:mo math:stretchy="false">+</math:mo>
            <math:mn>4</math:mn>
          </math:mrow>
          <math:mrow>
            <math:mi>y</math:mi>
            <math:mo math:stretchy="false">+</math:mo>
            <math:mn>3</math:mn>
          </math:mrow>
          <math:mrow>
            <math:mi>z</math:mi>
            <math:mo math:stretchy="false">=</math:mo>
            <math:mn>5</math:mn>
          </math:mrow>
        </math:mrow>
      </math:mtr>
      <math:mtr>
        <math:mrow>
          <math:mn>2</math:mn>
          <math:mrow>
            <math:mi>x</math:mi>
            <math:mo math:stretchy="false">−</math:mo>
            <math:mn>2</math:mn>
          </math:mrow>
          <math:mrow>
            <math:mi>y</math:mi>
            <math:mo math:stretchy="false">−</math:mo>
            <math:mn>4</math:mn>
          </math:mrow>
          <math:mrow>
            <math:mi>z</math:mi>
            <math:mo math:stretchy="false">=</math:mo>
            <math:mn>2</math:mn>
          </math:mrow>
        </math:mrow>
      </math:mtr>
    </math:mtable>
    <math:annotation math:encoding="StarMath 5.0">x-3 y+2 z = 11 newline 
-x + 4 y + 3 z = 5 newline
2 x - 2 y - 4 z = 2
</math:annotation>
  </math:semantics>
</math:math>
</file>

<file path=Object 70/content.xml><?xml version="1.0" encoding="utf-8"?>
<math xmlns="http://www.w3.org/1998/Math/MathML">
  <semantics>
    <mfrac>
      <mfrac>
        <mn>3</mn>
        <mrow>
          <mi>x</mi>
          <mi mathvariant="normal">−</mi>
          <mn>4</mn>
        </mrow>
      </mfrac>
      <mrow>
        <mn>1</mn>
        <mi mathvariant="normal">−</mi>
        <mfrac>
          <mn>2</mn>
          <mrow>
            <mi>x</mi>
            <mi mathvariant="normal">−</mi>
            <mn>4</mn>
          </mrow>
        </mfrac>
      </mrow>
    </mfrac>
    <annotation encoding="StarMath 5.0">{{3} over {x - 4}} over {1 - {2} over {x - 4}}</annotation>
  </semantics>
</math>
</file>

<file path=Object 71/content.xml><?xml version="1.0" encoding="utf-8"?>
<math xmlns="http://www.w3.org/1998/Math/MathML">
  <semantics>
    <mrow>
      <mfrac>
        <mrow>
          <mi mathvariant="normal">−</mi>
          <mn>4</mn>
        </mrow>
        <mrow>
          <mn>5</mn>
          <mrow>
            <mo stretchy="false">(</mo>
            <mrow>
              <mi>x</mi>
              <mo stretchy="false">+</mo>
              <mn>2</mn>
            </mrow>
            <mo stretchy="false">)</mo>
          </mrow>
        </mrow>
      </mfrac>
      <mi mathvariant="normal">=</mi>
      <mfrac>
        <mn>3</mn>
        <mrow>
          <mi>x</mi>
          <mo stretchy="false">+</mo>
          <mn>2</mn>
        </mrow>
      </mfrac>
    </mrow>
    <annotation encoding="StarMath 5.0">{-4} over {5 (x+2)} = {3} over {x + 2}</annotation>
  </semantics>
</math>
</file>

<file path=Object 72/content.xml><?xml version="1.0" encoding="utf-8"?>
<math xmlns="http://www.w3.org/1998/Math/MathML">
  <semantics>
    <mrow>
      <mrow>
        <mfrac>
          <mn>4</mn>
          <mi>x</mi>
        </mfrac>
        <mi mathvariant="normal">−</mi>
        <mfrac>
          <mn>3</mn>
          <mrow>
            <mi>x</mi>
            <mo stretchy="false">+</mo>
            <mn>1</mn>
          </mrow>
        </mfrac>
      </mrow>
      <mi mathvariant="normal">=</mi>
      <mn>1</mn>
    </mrow>
    <annotation encoding="StarMath 5.0">{{4} over {x}} - {{3} over {x + 1}} = 1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y</math:mi>
            <math:mo math:stretchy="false">−</math:mo>
            <math:mn>3</math:mn>
          </math:mrow>
          <math:mo math:stretchy="false">=</math:mo>
          <math:mi>x</math:mi>
        </math:mrow>
      </math:mtr>
      <math:mtr>
        <math:mrow>
          <math:mn>4</math:mn>
          <math:mrow>
            <math:mrow>
              <math:mi>x</math:mi>
              <math:mo math:stretchy="false">+</math:mo>
              <math:mi>y</math:mi>
            </math:mrow>
            <math:mo math:stretchy="false">=</math:mo>
            <math:mrow>
              <math:mo math:stretchy="false">−</math:mo>
              <math:mn>2</math:mn>
            </math:mrow>
          </math:mrow>
        </math:mrow>
      </math:mtr>
    </math:mtable>
    <math:annotation math:encoding="StarMath 5.0">y - 3 = x newline
4 x + y = -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x</math:mi>
          <math:mn>3</math:mn>
        </math:msup>
        <math:mo math:stretchy="false">+</math:mo>
        <math:mn>4</math:mn>
      </math:mrow>
      <math:mrow>
        <math:msup>
          <math:mi>x</math:mi>
          <math:mn>2</math:mn>
        </math:msup>
        <math:mo math:stretchy="false">+</math:mo>
        <math:mn>16</math:mn>
      </math:mrow>
      <math:mrow>
        <math:mrow>
          <math:mi>x</math:mi>
          <math:mo math:stretchy="false">+</math:mo>
          <math:mn>64</math:mn>
        </math:mrow>
        <math:mo math:stretchy="false">=</math:mo>
        <math:mn>0</math:mn>
      </math:mrow>
    </math:mrow>
    <math:annotation math:encoding="StarMath 5.0">x^3 + 4 x^2 + 16 x + 64 = 0</math:annotation>
  </math:semantics>
</math:math>
</file>